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3" style:family="text">
      <style:text-properties style:text-underline-style="none" style:text-overline-style="solid" style:text-overline-width="auto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7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17.5pt" style:font-style-asian="normal" style:font-weight-asian="normal" style:font-family-complex="'Arial Unicode MS'" style:font-family-generic-complex="system" style:font-pitch-complex="variable" style:font-size-complex="17.5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7.5pt" fo:font-style="normal" fo:text-shadow="none" style:text-underline-style="none" fo:font-weight="normal" style:letter-kerning="true" style:font-family-asian="Arial" style:font-family-generic-asian="roman" style:font-pitch-asian="variable" style:font-size-asian="17.5pt" style:font-style-asian="normal" style:font-weight-asian="normal" style:font-family-complex="Arial" style:font-family-generic-complex="roman" style:font-pitch-complex="variable" style:font-size-complex="17.5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7.5pt" fo:font-style="normal" fo:text-shadow="none" style:text-underline-style="none" fo:font-weight="normal" style:letter-kerning="true" style:font-family-asian="Arial" style:font-family-generic-asian="roman" style:font-pitch-asian="variable" style:font-size-asian="17.5pt" style:font-style-asian="normal" style:font-weight-asian="normal" style:font-family-complex="Arial" style:font-family-generic-complex="roman" style:font-pitch-complex="variable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4cm" svg:y1="7.1cm" svg:x2="8cm" svg:y2="7.1cm">
          <text:p/>
        </draw:line>
        <draw:line draw:style-name="gr1" draw:text-style-name="P1" draw:layer="layout" svg:x1="2.4cm" svg:y1="7.1cm" svg:x2="2.4cm" svg:y2="1.5cm">
          <text:p/>
        </draw:line>
        <draw:line draw:style-name="gr1" draw:text-style-name="P1" draw:layer="layout" svg:x1="2.4cm" svg:y1="7.1cm" svg:x2="1.7cm" svg:y2="7.8cm">
          <text:p/>
        </draw:line>
        <draw:frame draw:style-name="gr2" draw:layer="layout" svg:width="3.5cm" svg:height="1.05cm" svg:x="7cm" svg:y="7.35cm">
          <draw:text-box>
            <text:p>x = <text:span text:style-name="T1">I</text:span> =<text:span text:style-name="T2">a</text:span></text:p>
          </draw:text-box>
        </draw:frame>
        <draw:frame draw:style-name="gr2" draw:layer="layout" svg:width="3.5cm" svg:height="1.05cm" svg:x="2.7cm" svg:y="1.5cm">
          <draw:text-box>
            <text:p>y = <text:span text:style-name="T3">B</text:span> = <text:span text:style-name="T2">b</text:span></text:p>
          </draw:text-box>
        </draw:frame>
        <draw:frame draw:style-name="gr2" draw:layer="layout" svg:width="4.5cm" svg:height="1.05cm" svg:x="1.8cm" svg:y="7.55cm">
          <draw:text-box>
            <text:p>z = <text:span text:style-name="T1">F</text:span> = <text:span text:style-name="T4">a</text:span> x <text:span text:style-name="T2">b</text:span></text:p>
          </draw:text-box>
        </draw:frame>
        <draw:frame draw:style-name="gr2" draw:layer="layout" svg:width="6.1cm" svg:height="1.05cm" svg:x="4.6cm" svg:y="3.55cm">
          <draw:text-box>
            <text:p><text:span text:style-name="T5">F</text:span><text:span text:style-name="T6"> </text:span><text:span text:style-name="T7">=</text:span> <text:span text:style-name="T4">I</text:span> x 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4T16:13:29</meta:creation-date>
    <dc:date>2013-06-14T19:12:35</dc:date>
    <meta:editing-duration>PT21M29S</meta:editing-duration>
    <meta:editing-cycles>9</meta:editing-cycles>
    <meta:generator>LibreOffice/4.0.3.3$MacOSX_x86 LibreOffice_project/0eaa50a932c8f2199a615e1eb30f7ac74279539</meta:generator>
    <meta:document-statistic meta:object-count="7"/>
  </office:meta>
</office:document-meta>
</file>